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font-style="italic" style:font-style-asian="italic"/>
    </style:style>
    <style:style style:name="T15" style:parent-style-name="Absatz-Standardschriftart" style:family="text">
      <style:text-properties fo:font-size="9pt" style:font-size-asian="9pt"/>
    </style:style>
    <style:style style:name="P16" style:parent-style-name="Standard" style:family="paragraph">
      <style:text-properties fo:font-style="italic" style:font-style-asian="italic"/>
    </style:style>
    <style:style style:name="T17" style:parent-style-name="Absatz-Standardschriftart" style:family="text">
      <style:text-properties fo:font-size="9pt" style:font-size-asian="9pt"/>
    </style:style>
    <style:style style:name="T18" style:parent-style-name="Absatz-Standardschriftart" style:family="text">
      <style:text-properties fo:font-size="9pt" style:font-size-asian="9pt"/>
    </style:style>
    <style:style style:name="P19" style:parent-style-name="Standard" style:family="paragraph">
      <style:text-properties fo:font-style="italic" style:font-style-asian="italic"/>
    </style:style>
    <style:style style:name="T20" style:parent-style-name="Absatz-Standardschriftart" style:family="text">
      <style:text-properties fo:font-size="9pt" style:font-size-asian="9pt"/>
    </style:style>
    <style:style style:name="T21" style:parent-style-name="Absatz-Standardschriftart" style:family="text">
      <style:text-properties fo:font-size="9pt" style:font-size-asian="9pt"/>
    </style:style>
    <style:style style:name="P22" style:parent-style-name="Standard" style:family="paragraph">
      <style:text-properties fo:font-style="italic" style:font-style-asian="italic"/>
    </style:style>
    <style:style style:name="T23" style:parent-style-name="Absatz-Standardschriftart" style:family="text">
      <style:text-properties fo:font-size="9pt" style:font-size-asian="9pt"/>
    </style:style>
    <style:style style:name="P24" style:parent-style-name="Standard" style:family="paragraph">
      <style:text-properties fo:font-style="italic" style:font-style-asian="italic"/>
    </style:style>
    <style:style style:name="T25" style:parent-style-name="Absatz-Standardschriftart" style:family="text">
      <style:text-properties fo:font-size="9pt" style:font-size-asian="9pt"/>
    </style:style>
    <style:style style:name="T26" style:parent-style-name="Absatz-Standardschriftart" style:family="text">
      <style:text-properties fo:font-size="9pt" style:font-size-asian="9pt"/>
    </style:style>
    <style:style style:name="P27" style:parent-style-name="Standard" style:family="paragraph">
      <style:text-properties fo:font-style="italic" style:font-style-asian="italic"/>
    </style:style>
    <style:style style:name="T28" style:parent-style-name="Absatz-Standardschriftart" style:family="text">
      <style:text-properties fo:font-size="9pt" style:font-size-asian="9pt"/>
    </style:style>
    <style:style style:name="T29" style:parent-style-name="Absatz-Standardschriftart" style:family="text">
      <style:text-properties fo:font-size="9pt" style:font-size-asian="9pt"/>
    </style:style>
    <style:style style:name="T30" style:parent-style-name="Absatz-Standardschriftart" style:family="text">
      <style:text-properties fo:font-size="9pt" style:font-size-asian="9pt"/>
    </style:style>
    <style:style style:name="P31" style:parent-style-name="Standard" style:family="paragraph">
      <style:text-properties fo:font-size="9pt" style:font-size-asian="9pt"/>
    </style:style>
    <style:style style:name="P32" style:parent-style-name="Standard" style:family="paragraph">
      <style:text-properties fo:font-style="italic" style:font-style-asian="italic"/>
    </style:style>
    <style:style style:name="T33" style:parent-style-name="Absatz-Standardschriftart" style:family="text">
      <style:text-properties fo:font-size="10pt" style:font-size-asian="10pt"/>
    </style:style>
    <style:style style:name="P34" style:parent-style-name="Standard" style:family="paragraph">
      <style:text-properties fo:font-size="10pt" style:font-size-asian="10pt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Absatz-Standardschriftart" style:family="text">
      <style:text-properties fo:font-size="10pt" style:font-size-asian="10pt"/>
    </style:style>
    <style:style style:name="T37" style:parent-style-name="Absatz-Standardschriftart" style:family="text">
      <style:text-properties fo:font-size="10pt" style:font-size-asian="10pt"/>
    </style:style>
    <style:style style:name="P38" style:parent-style-name="Standard" style:family="paragraph">
      <style:text-properties fo:font-style="italic" style:font-style-asian="italic"/>
    </style:style>
    <style:style style:name="T39" style:parent-style-name="Absatz-Standardschriftart" style:family="text">
      <style:text-properties fo:font-size="9pt" style:font-size-asian="9pt"/>
    </style:style>
    <style:style style:name="T40" style:parent-style-name="Absatz-Standardschriftart" style:family="text">
      <style:text-properties fo:font-size="9pt" style:font-size-asian="9pt"/>
    </style:style>
    <style:style style:name="P41" style:parent-style-name="Standard" style:family="paragraph">
      <style:text-properties fo:font-style="italic" style:font-style-asian="italic"/>
    </style:style>
    <style:style style:name="T42" style:parent-style-name="Absatz-Standardschriftart" style:family="text">
      <style:text-properties fo:font-size="9pt" style:font-size-asian="9pt"/>
    </style:style>
    <style:style style:name="T43" style:parent-style-name="Absatz-Standardschriftart" style:family="text">
      <style:text-properties fo:font-size="9pt" style:font-size-asian="9pt"/>
    </style:style>
    <style:style style:name="T44" style:parent-style-name="Absatz-Standardschriftart" style:family="text">
      <style:text-properties fo:font-size="9pt" style:font-size-asian="9pt"/>
    </style:style>
    <style:style style:name="P45" style:parent-style-name="Standard" style:family="paragraph">
      <style:text-properties fo:font-style="italic" style:font-style-asian="italic"/>
    </style:style>
    <style:style style:name="T46" style:parent-style-name="Absatz-Standardschriftart" style:family="text">
      <style:text-properties fo:font-size="9pt" style:font-size-asian="9pt"/>
    </style:style>
    <style:style style:name="T47" style:parent-style-name="Absatz-Standardschriftart" style:family="text">
      <style:text-properties fo:font-size="9pt" style:font-size-asian="9pt"/>
    </style:style>
  </office:automatic-styles>
  <office:body>
    <office:text text:use-soft-page-breaks="true">
      <text:p text:style-name="P1">Ist das Risiko Big Data für die Privatsphäre regulierbar?</text:p>
      <text:p text:style-name="P2"><text:tab/>Sind Big Data und Privatsphäre vereinbar? Chancen und Risiken am Beispiel Google.</text:p>
      <text:list text:style-name="LFO1" text:continue-numbering="true">
        <text:list-item>
          <text:p text:style-name="P3">Privatsphäre, Erläuterung/Abschätzung status quo</text:p>
        </text:list-item>
        <text:list-item>
          <text:p text:style-name="P4">Big Data, Privatsphäre (und andere Risiken)</text:p>
        </text:list-item>
        <text:list-item>
          <text:p text:style-name="P5">Wirtschaftliche Chancen und Probleme</text:p>
        </text:list-item>
        <text:list-item>
          <text:p text:style-name="P6">Gesellschaftliche Chancen und Probleme</text:p>
        </text:list-item>
        <text:list-item>
          <text:p text:style-name="P7">Evaluation.</text:p>
        </text:list-item>
      </text:list>
      <text:p text:style-name="P8"/>
      <text:p text:style-name="P9"/>
      <text:p text:style-name="P10"/>
      <text:p text:style-name="P11">- Big Data</text:p>
      <text:p text:style-name="P12">- Privatsphäre und Big Dara</text:p>
      <text:p text:style-name="P13">- Warum Privatsphäre</text:p>
      <text:p text:style-name="Standard">- living with big data</text:p>
      <text:p text:style-name="Standard"/>
      <text:p text:style-name="P14">The rise of “big data” on cloud computing: Review and open research issues</text:p>
      <text:p text:style-name="Standard"><text:a xlink:href="https://www.sciencedirect.com/science/article/pii/S0306437914001288" office:target-frame-name="_top" xlink:show="replace"><text:span text:style-name="T15">https://www.sciencedirect.com/science/article/pii/S0306437914001288</text:span></text:a></text:p>
      <text:p text:style-name="Standard"/>
      <text:p text:style-name="P16">Searching for Information Online: Using Big Data to Identify the Concerns of Potential Army Recruits</text:p>
      <text:p text:style-name="Standard"><text:a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office:target-frame-name="_top" xlink:show="replace"><text:span text:style-name="T17">https://vpn.dmz.nordakademie.de/proxy/0ab74ebe/http/www.jstor.org/stable/10.</text:span><text:span text:style-name="T18">7249/j.ctt1b67wpk.1?Search=yes&amp;resultItemClick=true&amp;searchText=big&amp;searchText=data&amp;searchText=google&amp;searchUri=%2Faction%2FdoBasicSearch%3FQuery%3Dbig%2Bdata%2Bgoogle&amp;seq=1#page_scan_tab_contents</text:span></text:a></text:p>
      <text:p text:style-name="Standard"/>
      <text:p text:style-name="P19">information ownership in the age of big data</text:p>
      <text:p text:style-name="Standard"><text:a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office:target-frame-name="_top" xlink:show="replace"><text:span text:style-name="T20">https://vpn.dmz.nordakademie.de/proxy/0ab74ebe/http/www.jstor.org/stable/10.5325/jinfopoli.5.2015.0006?Search=yes&amp;resultItemClick=true&amp;searchText=big&amp;searchText=data&amp;searchText=google&amp;searchUri=%2Fac</text:span><text:span text:style-name="T21">tion%2FdoBasicSearch%3FQuery%3Dbig%2Bdata%2Bgoogle</text:span></text:a></text:p>
      <text:p text:style-name="Standard"/>
      <text:p text:style-name="P22">what makes big data big data</text:p>
      <text:p text:style-name="Standard"><text:a xlink:href="http://journals.sagepub.com/doi/abs/10.1177/2053951716631130" office:target-frame-name="_top" xlink:show="replace"><text:span text:style-name="T23">http://journals.sagepub.com/doi/abs/10.1177/2053951716631130</text:span></text:a></text:p>
      <text:p text:style-name="Standard"/>
      <text:p text:style-name="P24">big data and sensor society</text:p>
      <text:p text:style-name="Standard"><text:a xlink:href="https://books.google.de/books?hl=en&amp;lr=&amp;id=RjxMDQAAQBAJ&amp;oi=fnd&amp;pg=PA61&amp;dq=big+data+%22google%22+privacy&amp;ots=BftDTsP9lo&amp;sig=wnbTgnZPQChNlalARHWGtNWW-7s&amp;redir_esc=y#v=onepage&amp;q=big%20data%20%22google%22%20privacy&amp;f=false" office:target-frame-name="_top" xlink:show="replace"><text:span text:style-name="T25">https:/</text:span><text:span text:style-name="T26">/books.google.de/books?hl=en&amp;lr=&amp;id=RjxMDQAAQBAJ&amp;oi=fnd&amp;pg=PA61&amp;dq=big+data+%22google%22+privacy&amp;ots=BftDTsP9lo&amp;sig=wnbTgnZPQChNlalARHWGtNWW-7s&amp;redir_esc=y#v=onepage&amp;q=big%20data%20%22google%22%20privacy&amp;f=false</text:span></text:a></text:p>
      <text:p text:style-name="Standard"/>
      <text:p text:style-name="P27">Datafication, dataism and dataveillance: Big Data between scientific paradigm and ideology</text:p>
      <text:p text:style-name="Standard"><text:a xlink:href="https://www.researchgate.net/publication/283985880_Datafication_Dataism_and_Dataveillance_Big_Data_Between_Scientific_Paradigm_and_Ideology" office:target-frame-name="_top" xlink:show="replace"><text:span text:style-name="T28">https://www.researchgate.net/publication/283985880_Datafication_Dataism_and_Dataveillance_Big_Data_Between_Scie</text:span><text:span text:style-name="T29">ntific_Paradigm_and_Ideology</text:span></text:a><text:span text:style-name="T30"><text:s/></text:span></text:p>
      <text:p text:style-name="P31"/>
      <text:p text:style-name="P32">Semantic approach to automating management of big data privacy policies</text:p>
      <text:p text:style-name="Standard"><text:a xlink:href="http://ieeexplore.ieee.org/abstract/document/7840639/?reload=true" office:target-frame-name="_top" xlink:show="replace"><text:span text:style-name="T33">http://ieeexplore.ieee.org/abstract/document/7840639/?reload=true</text:span></text:a></text:p>
      <text:p text:style-name="P34"/>
      <text:p text:style-name="P35">Tracking Personal Data Use: Provenance And Trust</text:p>
      <text:p text:style-name="Standard"><text:a xlink:href="https://pdfs.semanticscholar.org/a8ba/72746a8e39e20685a412d9cb411be00a341e.pdf" office:target-frame-name="_top" xlink:show="replace"><text:span text:style-name="T36">https://pdfs.semant</text:span><text:span text:style-name="T37">icscholar.org/a8ba/72746a8e39e20685a412d9cb411be00a341e.pdf</text:span></text:a></text:p>
      <text:p text:style-name="Standard"/>
      <text:p text:style-name="P38">The business of personal data: Google, Facebook, and privacy issues in the EU and the USA</text:p>
      <text:p text:style-name="Standard"><text:a xlink:href="https://academic.oup.com/idpl/article-abstract/7/1/36/3097625?redirectedFrom=fulltext" office:target-frame-name="_top" xlink:show="replace"><text:span text:style-name="T39">https://academic.oup.com/idpl/article-abs</text:span><text:span text:style-name="T40">tract/7/1/36/3097625?redirectedFrom=fulltext</text:span></text:a></text:p>
      <text:p text:style-name="Standard"/>
      <text:p text:style-name="P41">Of Men and Mice: Should the EU Data Protection Authorities' Reaction to Google's New Privacy Policy Raise Concern for the Future of the Purpose Limitation Principle</text:p>
      <text:p text:style-name="Standard"><text:a xlink:href="http://heinonline.org/HOL/LandingPage?handle=hein.journals/edpl1&amp;div=7&amp;id=&amp;page" office:target-frame-name="_top" xlink:show="replace"><text:span text:style-name="T42">http://heinonline.or</text:span><text:span text:style-name="T43">g/HOL/LandingPage?handle=hein.journals/edpl1&amp;div=7&amp;id=&amp;page</text:span></text:a><text:span text:style-name="T44">=</text:span></text:p>
      <text:p text:style-name="Standard"/>
      <text:p text:style-name="P45">Information Privacy Research: An Interdisciplinary Review</text:p>
      <text:p text:style-name="Standard"><text:a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office:target-frame-name="_top" xlink:show="replace"><text:span text:style-name="T46">https://vpn.dmz.nordakademie.de/proxy/0ab74ebe/http/www.jstor.org/stable/41409970?Search=yes&amp;resultItemClick=true&amp;searchText=big&amp;searchText=data&amp;searchText=privacy&amp;searchText=google&amp;searchUri=%2Faction%2FdoBasicSearch%3FQuery%3Dbig%2B</text:span><text:span text:style-name="T47">data%2Bprivacy%2Bgoogle&amp;seq=1#page_scan_tab_contents</text:span>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Listenabsatz" style:display-name="Listenabsatz" style:family="paragraph" style:parent-style-name="Standard">
      <style:paragraph-properties style:vertical-align="auto" fo:line-height="107%" fo:margin-left="0.5in">
        <style:tab-stops/>
      </style:paragraph-properties>
      <style:text-properties style:font-name="Adobe Devanagari" style:font-name-asian="Calibri" style:font-name-complex="Adobe Devanagari" style:letter-kerning="false" fo:font-size="13pt" style:font-size-asian="13pt" style:font-size-complex="17pt" fo:language="de" fo:country="D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dobe Devanagari" style:font-name-asian="Calibri" style:font-name-complex="Adobe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dobe Devanaga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te .</dc:creator>
    <meta:creation-date>2018-01-18T10:23:00Z</meta:creation-date>
    <dc:date>2018-01-18T11:45:00Z</dc:date>
    <meta:template xlink:href="Normal.dotm" xlink:type="simple"/>
    <meta:editing-cycles>5</meta:editing-cycles>
    <meta:editing-duration>PT0S</meta:editing-duration>
    <meta:document-statistic meta:page-count="2" meta:paragraph-count="9" meta:word-count="634" meta:character-count="4620" meta:row-count="33" meta:non-whitespace-character-count="3995"/>
  </office:meta>
</office:document-meta>
</file>